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23b8dc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363cm"/>
    </style:style>
    <style:style style:name="pr2" style:family="presentation" style:parent-style-name="Default-subtitle">
      <style:graphic-properties draw:fill-color="#ffffff" draw:auto-grow-height="true" fo:min-height="7.31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563cm"/>
    </style:style>
    <style:style style:name="pr8" style:family="presentation" style:parent-style-name="Default-subtitle">
      <style:graphic-properties draw:fill-color="#ffffff" draw:auto-grow-height="true" fo:min-height="17.953cm"/>
    </style:style>
    <style:style style:name="pr9" style:family="presentation" style:parent-style-name="Default-title">
      <style:graphic-properties svg:stroke-width="0.1cm" svg:stroke-color="#23b8dc" draw:marker-start-width="0.35cm" draw:marker-end-width="0.35cm" fo:min-height="1.563cm"/>
    </style:style>
    <style:style style:name="pr10" style:family="presentation" style:parent-style-name="Default-subtitle">
      <style:graphic-properties draw:fill-color="#ffffff" draw:auto-grow-height="true" fo:min-height="17.6cm"/>
    </style:style>
    <style:style style:name="pr11" style:family="presentation" style:parent-style-name="Default-subtitle">
      <style:graphic-properties draw:fill-color="#ffffff" draw:auto-grow-height="true" fo:min-height="11.281cm"/>
    </style:style>
    <style:style style:name="co1" style:family="table-column">
      <style:table-column-properties style:column-width="5.018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4.261cm" style:use-optimal-column-width="false"/>
    </style:style>
    <style:style style:name="co4" style:family="table-column">
      <style:table-column-properties style:column-width="4.263cm" style:use-optimal-column-width="false"/>
    </style:style>
    <style:style style:name="ro1" style:family="table-row">
      <style:table-row-properties style:row-height="1.667cm"/>
    </style:style>
    <style:style style:name="ro2" style:family="table-row">
      <style:table-row-properties style:row-height="1.669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ce1" style:family="table-cell">
      <style:graphic-properties style:repeat="repeat"/>
      <style:paragraph-properties fo:text-align="center"/>
      <style:text-properties fo:color="#ffffff" fo:font-family="Ubuntu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Ubuntu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Ubuntu" style:font-pitch="variable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style:use-window-font-color="true" fo:font-family="Ubuntu" style:font-pitch="variable" fo:font-weight="bold" style:font-weight-asian="bold" style:font-weight-complex="bold"/>
    </style:style>
    <style:style style:name="P1" style:family="paragraph">
      <style:text-properties fo:color="#000000" fo:font-family="Ubuntu" style:font-pitch="variabl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000000" fo:font-family="Ubuntu" style:font-pitch="variable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justify"/>
      <style:text-properties fo:color="#000000" fo:font-family="Ubuntu" style:font-pitch="variable" fo:font-size="18pt" style:font-size-asian="18pt" style:font-size-complex="18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family="'Liberation Sans'" style:font-family-generic="roman" style:font-pitch="variable" fo:font-size="18pt" fo:font-weight="bold" style:letter-kerning="tru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000000" fo:font-family="Ubuntu" style:font-pitch="variable" fo:font-size="20pt" style:font-size-asian="20pt" style:font-size-complex="20pt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color="#000000" fo:font-family="Ubuntu" style:font-pitch="variable" fo:font-size="20pt" style:font-size-asian="20pt" style:font-size-complex="20pt"/>
    </style:style>
    <style:style style:name="T1" style:family="text">
      <style:text-properties fo:color="#000000" fo:font-family="Ubuntu" style:font-pitch="variable" fo:font-weight="bold" style:font-weight-asian="bold" style:font-weight-complex="bold"/>
    </style:style>
    <style:style style:name="T2" style:family="text">
      <style:text-properties fo:color="#000000" fo:font-family="Ubuntu" style:font-pitch="variable" fo:font-size="22pt" style:font-size-asian="22pt" style:font-size-complex="22pt"/>
    </style:style>
    <style:style style:name="T3" style:family="text">
      <style:text-properties fo:color="#000000" fo:font-family="Ubuntu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family="Ubuntu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family="Ubuntu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fo:font-family="Ubuntu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fo:font-family="Ubuntu" style:font-pitch="variable" fo:font-size="20pt" style:font-size-asian="20pt" style:font-size-complex="20pt"/>
    </style:style>
    <style:style style:name="T10" style:family="text">
      <style:text-properties fo:color="#000000" fo:font-family="Ubuntu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000000" fo:font-family="Ubuntu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family="Ubuntu" style:font-pitch="variabl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ffff" fo:font-family="Ubuntu" style:font-pitch="variable" fo:font-weight="bold" style:font-weight-asian="bold" style:font-weight-complex="bold"/>
    </style:style>
    <style:style style:name="T14" style:family="text">
      <style:text-properties fo:font-family="Ubuntu" style:font-pitch="variable" fo:font-weight="bold" style:font-weight-asian="bold" style:font-weight-complex="bold"/>
    </style:style>
    <style:style style:name="T15" style:family="text">
      <style:text-properties fo:font-family="Ubuntu" style:font-pitch="variable"/>
    </style:style>
    <style:style style:name="T16" style:family="text">
      <style:text-properties fo:font-family="Ubuntu" style:font-pitch="variable" fo:font-weight="bold" style:font-weight-asian="bold" style:font-weight-complex="bold"/>
    </style:style>
    <style:style style:name="T17" style:family="text">
      <style:text-properties fo:color="#ffffff" fo:font-family="Ubuntu" style:font-pitch="variable" fo:font-weight="bold" style:font-weight-asian="bold" style:font-weight-complex="bold"/>
    </style:style>
    <style:style style:name="T18" style:family="text">
      <style:text-properties style:use-window-font-color="true" fo:font-family="Ubuntu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1">Implemention of A-Star</text:span></text:p>
          </draw:text-box>
        </draw:frame>
        <draw:frame presentation:style-name="pr2" draw:text-style-name="P5" draw:layer="layout" svg:width="26.2cm" svg:height="13.081cm" svg:x="0.8cm" svg:y="5.616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2"><text:span text:style-name="T2"/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Bhaskar Bandyopadhyay[133310018]</text:span></text:p>
            <text:p text:style-name="P3"><text:span text:style-name="T2">Dushyant Sabharwal[133310020]</text:span></text:p>
            <text:p text:style-name="P4"><text:span text:style-name="T2"><text:s text:c="94"/></text:span><text:span text:style-name="T2">Sanyam Gupta[133310004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Contents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2">Class Structure</text:span></text:p>
              </text:list-item>
              <text:list-item>
                <text:p text:style-name="P2"><text:span text:style-name="T2">8Puzzle Observations</text:span></text:p>
              </text:list-item>
              <text:list-item>
                <text:p text:style-name="P2"><text:span text:style-name="T2">Missionaries and Cannibals Observations</text:span></text:p>
              </text:list-item>
              <text:list-item>
                <text:p text:style-name="P2"><text:span text:style-name="T2">Bi-directional A-st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Generic Class Structure</text:span></text:p>
          </draw:text-box>
        </draw:frame>
        <draw:frame presentation:style-name="pr8" draw:text-style-name="P8" draw:layer="layout" svg:width="26.8cm" svg:height="17.953cm" svg:x="0.6cm" svg:y="3.2cm">
          <draw:text-box>
            <text:p text:style-name="P6"><text:span text:style-name="T3">Structure: </text:span><text:span text:style-name="T4">All the classes have been made generic so that any kind of search problem can be encoded and solved by A* algorithm like 8puzzle problem, missionaries and cannibals. The classes can be broadly divided into 2 categories, generic classes &amp; problem specific ones.</text:span></text:p>
            <text:p text:style-name="P6"><text:span text:style-name="T5"/></text:p>
            <text:p text:style-name="P6"><text:span text:style-name="T5">Generic Classes:</text:span></text:p>
            <text:list text:style-name="L3">
              <text:list-item>
                <text:p text:style-name="P7"><text:span text:style-name="T6"><text:s/></text:span><text:span text:style-name="T6">State</text:span><text:span text:style-name="T4"> : This class is a base class for defining the states of 8puzzle, missionaries and <text:s text:c="4"/>cannibals etc.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6">Problem</text:span><text:span text:style-name="T4"> : This class encapsulates a general search problem and provides default </text:span><text:span text:style-name="T4"><text:tab/></text:span><text:span text:style-name="T4"> <text:s text:c="6"/>implementations for different methods</text:span></text:p>
              </text:list-item>
              <text:list-item>
                <text:p text:style-name="P6"><text:span text:style-name="T4"><text:s/></text:span><text:span text:style-name="T6">MovesList</text:span><text:span text:style-name="T4"> : This class is the base class to define the different types of possible <text:s text:c="3"/></text:span><text:span text:style-name="T4"><text:tab/></text:span><text:span text:style-name="T4"> <text:s text:c="6"/>moves specific to the Problem choosen.</text:span></text:p>
                <text:p text:style-name="P7"><text:span text:style-name="T3"/></text:p>
              </text:list-item>
            </text:list>
            <text:p text:style-name="P7"><text:span text:style-name="T3">Astar and BidirectionalAstar :</text:span></text:p>
            <text:p text:style-name="P7"><text:span text:style-name="T3"/></text:p>
            <text:list text:continue-numbering="true" text:style-name="L1">
              <text:list-item>
                <text:p text:style-name="P6"><text:span text:style-name="T3"><text:s/></text:span><text:span text:style-name="T6">AStar</text:span><text:span text:style-name="T4"> Class has a </text:span><text:span text:style-name="T6">Problem</text:span><text:span text:style-name="T4"> pointer as a protected member object which can point to a 8puzzle, mission-cannibal object. It also has a HashSet closedSet, PriorityQueue openSet and a HashMap cameFrom that stores the parents of State nodes.</text:span></text:p>
                <text:p text:style-name="P6"><text:span text:style-name="T4"/></text:p>
              </text:list-item>
              <text:list-item>
                <text:p text:style-name="P6"><text:span text:style-name="T3"><text:s/></text:span><text:span text:style-name="T6">BidirectionalAstar</text:span><text:span text:style-name="T4"> class creates </text:span><text:span text:style-name="T3">2 </text:span><text:span text:style-name="T6">AStar</text:span><text:span text:style-name="T3"> objects</text:span><text:span text:style-name="T4"> and runs both the searches concurrently in two threads. The main thread takes care of coordinating the 2 threads. The search stops when the two searches meet at a common node. As </text:span><text:span text:style-name="T6">BidirectionalAStar</text:span><text:span text:style-name="T4"> inherits </text:span><text:span text:style-name="T6">AStar</text:span><text:span text:style-name="T4">, it can also perform search on the </text:span><text:span text:style-name="T6">EightPuzzle</text:span><text:span text:style-name="T4"> &amp; </text:span><text:span text:style-name="T6">MCProblem</text:span><text:span text:style-name="T4"> clas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1.741cm" svg:x="1.4cm" svg:y="0.748cm" presentation:class="title" presentation:user-transformed="true">
          <draw:text-box>
            <text:p><text:span text:style-name="T1">Class Structure and Astar</text:span></text:p>
          </draw:text-box>
        </draw:frame>
        <draw:custom-shape draw:style-name="gr2" draw:text-style-name="P9" xml:id="id4" draw:id="id4" draw:layer="layout" svg:width="4.4cm" svg:height="2.4cm" svg:x="7.8cm" svg:y="6.2cm">
          <text:p text:style-name="P4"><text:span text:style-name="T7">State</text:span></text:p>
          <text:p text:style-name="P4"><text:span text:style-name="T8">fScore,gScore</text:span></text:p>
          <text:p text:style-name="P4"><text:span text:style-name="T8">cameFrom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5" draw:id="id5" draw:layer="layout" svg:width="5.2cm" svg:height="2.4cm" svg:x="7.8cm" svg:y="15.2cm">
          <text:p text:style-name="P4"><text:span text:style-name="T7">Problem</text:span></text:p>
          <text:p text:style-name="P4"><text:span text:style-name="T8">start,current,g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8" draw:id="id8" draw:layer="layout" svg:width="3.6cm" svg:height="2cm" svg:x="1.2cm" svg:y="8.5cm">
          <text:p text:style-name="P4"><text:span text:style-name="T7">MCSt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9" xml:id="id10" draw:id="id10" draw:layer="layout" svg:width="3.6cm" svg:height="2cm" svg:x="1.5cm" svg:y="17.6cm">
          <text:p text:style-name="P4"><text:span text:style-name="T7">MC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9" draw:id="id9" draw:layer="layout" svg:width="3.6cm" svg:height="2cm" svg:x="1.4cm" svg:y="13.6cm">
          <text:p text:style-name="P4"><text:span text:style-name="T7">Npuzzle </text:span></text:p>
          <text:p text:style-name="P4"><text:span text:style-name="T7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7" draw:id="id7" draw:layer="layout" svg:width="3.6cm" svg:height="2cm" svg:x="1.2cm" svg:y="4.5cm">
          <text:p text:style-name="P4"><text:span text:style-name="T7">8puzzle</text:span></text:p>
          <text:p text:style-name="P4"><text:span text:style-name="T7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" draw:id="id2" draw:layer="layout" svg:width="5.6cm" svg:height="2.731cm" svg:x="21cm" svg:y="10.869cm">
          <text:p text:style-name="P9">BidirectionalAStar</text:p>
          <text:p text:style-name="P9"><text:span text:style-name="T8">(sync primitives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3" draw:id="id3" draw:layer="layout" svg:width="3.6cm" svg:height="1.6cm" svg:x="22.016cm" svg:y="7.11cm">
          <text:p text:style-name="P9">Thread</text:p>
          <draw:enhanced-geometry svg:viewBox="0 0 21600 21600" draw:type="rectangle" draw:enhanced-path="M 0 0 L 21600 0 21600 21600 0 21600 0 0 Z N"/>
        </draw:custom-shape>
        <draw:custom-shape draw:style-name="gr2" draw:text-style-name="P9" xml:id="id1" draw:id="id1" draw:layer="layout" svg:width="6cm" svg:height="3.6cm" svg:x="13.4cm" svg:y="10.4cm">
          <text:p text:style-name="P10">AStar </text:p>
          <text:p text:style-name="P10">HashSet&lt;State&gt; CL</text:p>
          <text:p text:style-name="P10">PQueue&lt;State&gt; OL</text:p>
          <text:p text:style-name="P10">Problem 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9.4cm" svg:y1="12.2cm" svg:x2="21cm" svg:y2="12.234cm" draw:start-shape="id1" draw:start-glue-point="1" draw:end-shape="id2" draw:end-glue-point="3" svg:d="m19400 12200 1600 34" svg:viewBox="0 0 1601 35">
          <text:p/>
        </draw:connector>
        <draw:connector draw:style-name="gr3" draw:text-style-name="P4" draw:layer="layout" draw:type="line" svg:x1="23.816cm" svg:y1="8.71cm" svg:x2="23.8cm" svg:y2="10.869cm" draw:start-shape="id3" draw:start-glue-point="2" draw:end-shape="id2" draw:end-glue-point="0" svg:d="m23816 8710-16 2159" svg:viewBox="0 0 17 2160">
          <text:p/>
        </draw:connector>
        <draw:custom-shape draw:style-name="gr2" draw:text-style-name="P9" xml:id="id6" draw:id="id6" draw:layer="layout" svg:width="5.2cm" svg:height="2.4cm" svg:x="14.5cm" svg:y="17.4cm">
          <text:p text:style-name="P4"><text:span text:style-name="T7">MovesList</text:span></text:p>
          <text:p text:style-name="P4"><text:span text:style-name="T8">Int moves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2.2cm" svg:y1="7.4cm" svg:x2="16.4cm" svg:y2="10.4cm" draw:start-shape="id4" draw:start-glue-point="1" draw:end-shape="id1" draw:end-glue-point="0" svg:d="m12200 7400h4200v3000" svg:viewBox="0 0 4201 3001">
          <text:p/>
        </draw:connector>
        <draw:connector draw:style-name="gr3" draw:text-style-name="P4" draw:layer="layout" svg:x1="13cm" svg:y1="16.4cm" svg:x2="16.4cm" svg:y2="14cm" draw:start-shape="id5" draw:start-glue-point="1" draw:end-shape="id1" svg:d="m13000 16400h3400v-2400" svg:viewBox="0 0 3401 2401">
          <text:p/>
        </draw:connector>
        <draw:connector draw:style-name="gr3" draw:text-style-name="P4" draw:layer="layout" svg:x1="14.5cm" svg:y1="18.6cm" svg:x2="10.4cm" svg:y2="17.6cm" draw:start-shape="id6" draw:start-glue-point="3" draw:end-shape="id5" draw:end-glue-point="2" svg:d="m14500 18600h-4100v-1000" svg:viewBox="0 0 4101 1001">
          <text:p/>
        </draw:connector>
        <draw:connector draw:style-name="gr3" draw:text-style-name="P4" draw:layer="layout" svg:x1="10cm" svg:y1="6.2cm" svg:x2="4.8cm" svg:y2="5.5cm" draw:start-shape="id4" draw:start-glue-point="0" draw:end-shape="id7" draw:end-glue-point="10" svg:d="m10000 6200v-700h-5200" svg:viewBox="0 0 5201 701">
          <text:p/>
        </draw:connector>
        <draw:connector draw:style-name="gr3" draw:text-style-name="P4" draw:layer="layout" svg:x1="10cm" svg:y1="8.6cm" svg:x2="4.8cm" svg:y2="9.5cm" draw:start-shape="id4" draw:start-glue-point="2" draw:end-shape="id8" svg:d="m10000 8600v900h-5200" svg:viewBox="0 0 5201 901">
          <text:p/>
        </draw:connector>
        <draw:connector draw:style-name="gr3" draw:text-style-name="P4" draw:layer="layout" svg:x1="10.4cm" svg:y1="15.2cm" svg:x2="5cm" svg:y2="14.6cm" draw:start-shape="id5" draw:start-glue-point="0" draw:end-shape="id9" draw:end-glue-point="10" svg:d="m10400 15200v-600h-5400" svg:viewBox="0 0 5401 601">
          <text:p/>
        </draw:connector>
        <draw:connector draw:style-name="gr3" draw:text-style-name="P4" draw:layer="layout" svg:x1="7.8cm" svg:y1="16.4cm" svg:x2="5.1cm" svg:y2="18.6cm" draw:start-shape="id5" draw:start-glue-point="3" draw:end-shape="id10" draw:end-glue-point="10" svg:d="m7800 16400h-1349v2200h-1351" svg:viewBox="0 0 2701 2201">
          <text:p/>
        </draw:connector>
        <draw:custom-shape draw:style-name="gr2" draw:text-style-name="P9" xml:id="id11" draw:id="id11" draw:layer="layout" svg:width="3.6cm" svg:height="2cm" svg:x="22.559cm" svg:y="15.11cm">
          <text:p text:style-name="P4"><text:span text:style-name="T7">8puzzle</text:span></text:p>
          <text:p text:style-name="P4"><text:span text:style-name="T7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" draw:id="id12" draw:layer="layout" svg:width="3.6cm" svg:height="2cm" svg:x="22.6cm" svg:y="17.6cm">
          <text:p text:style-name="P4"><text:span text:style-name="T7">8puzzle</text:span></text:p>
          <text:p text:style-name="P4"><text:span text:style-name="T7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7.1cm" svg:y1="17.4cm" svg:x2="22.559cm" svg:y2="16.11cm" draw:start-shape="id6" draw:start-glue-point="0" draw:end-shape="id11" svg:d="m17100 17400v-1290h5459" svg:viewBox="0 0 5460 1291">
          <text:p/>
        </draw:connector>
        <draw:connector draw:style-name="gr3" draw:text-style-name="P4" draw:layer="layout" svg:x1="19.7cm" svg:y1="18.6cm" svg:x2="22.6cm" svg:y2="18.6cm" draw:start-shape="id6" draw:start-glue-point="1" draw:end-shape="id12" draw:end-glue-point="6" svg:d="m19700 18600h2900" svg:viewBox="0 0 2901 1">
          <text:p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8 Puzzle</text:span></text:p>
          </draw:text-box>
        </draw:frame>
        <draw:frame presentation:style-name="pr10" draw:text-style-name="P12" draw:layer="layout" svg:width="26.8cm" svg:height="17.6cm" svg:x="0.6cm" svg:y="2.8cm">
          <draw:text-box>
            <text:p text:style-name="P11"><text:span text:style-name="T9">The </text:span><text:span text:style-name="T10">EightPuzzle</text:span><text:span text:style-name="T9"> <text:s/>is a class of sliding puzzle that consists of a frame of 8 numbered square tiles in random order with one tile missing. A-Star is used to solve the puzzle like a search problem, where the goal node is place the tiles in sequence.</text:span></text:p>
            <text:p text:style-name="P11"><text:span text:style-name="T9"/></text:p>
            <text:p text:style-name="P11"><text:span text:style-name="T9">Heuristics applied</text:span></text:p>
            <text:list text:style-name="L1">
              <text:list-item>
                <text:list>
                  <text:list-item>
                    <text:p text:style-name="P11"><text:span text:style-name="T9">h(n) = 0 (No Heuristic)</text:span></text:p>
                    <text:p text:style-name="P11"><text:span text:style-name="T9">This results in the same algorithm as Dijkstra's.</text:span></text:p>
                    <text:p text:style-name="P11"><text:span text:style-name="T9"/></text:p>
                  </text:list-item>
                  <text:list-item>
                    <text:p text:style-name="P11"><text:span text:style-name="T9">h(n) = no of </text:span><text:span text:style-name="T11">Misplaced</text:span><text:span text:style-name="T9"> tiles</text:span></text:p>
                  </text:list-item>
                </text:list>
              </text:list-item>
            </text:list>
            <text:p text:style-name="P11"><text:span text:style-name="T12"><text:tab/></text:span><text:span text:style-name="T12">The number of tiles displaced from their goal state</text:span></text:p>
            <text:p text:style-name="P11"><text:span text:style-name="T12"/></text:p>
            <text:list text:continue-numbering="true" text:style-name="L1">
              <text:list-item>
                <text:list>
                  <text:list-item>
                    <text:p text:style-name="P11"><text:span text:style-name="T9">h(n) = </text:span><text:span text:style-name="T11">Manhattan</text:span><text:span text:style-name="T9"> distance</text:span></text:p>
                  </text:list-item>
                </text:list>
              </text:list-item>
            </text:list>
            <text:p text:style-name="P2"><text:span text:style-name="T9"><text:tab/></text:span><text:span text:style-name="T9">Sum of the displacement of each tile from its goal state.</text:span></text:p>
            <text:p text:style-name="P2"><text:span text:style-name="T9"/></text:p>
            <text:list text:continue-numbering="true" text:style-name="L1">
              <text:list-item>
                <text:list>
                  <text:list-item>
                    <text:p text:style-name="P11"><text:span text:style-name="T9">h(n) = </text:span><text:span text:style-name="T11">Manhattan + Penalty</text:span></text:p>
                  </text:list-item>
                </text:list>
              </text:list-item>
            </text:list>
            <text:p text:style-name="P2"><text:span text:style-name="T12"><text:tab/></text:span><text:span text:style-name="T12">+2 penalty for each pair of swapped tiles in current state (with respect to goal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8 Puzzle</text:span></text:p>
          </draw:text-box>
        </draw:frame>
        <draw:frame draw:style-name="standard" draw:layer="layout" svg:width="25.099cm" svg:height="6.705cm" svg:x="1.775cm" svg:y="5.337cm">
          <table:table table:template-name="turqu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13">8Puzzle</text:span></text:p>
              </table:table-cell>
              <table:table-cell>
                <text:p text:style-name="P4"><text:span text:style-name="T14">No-Heuristic</text:span></text:p>
              </table:table-cell>
              <table:table-cell>
                <text:p text:style-name="P4"><text:span text:style-name="T14">Misplaced</text:span></text:p>
              </table:table-cell>
              <table:table-cell>
                <text:p text:style-name="P4"><text:span text:style-name="T14">Manhattan</text:span></text:p>
              </table:table-cell>
              <table:table-cell table:style-name="ce3">
                <text:p text:style-name="P4"><text:span text:style-name="T14">Manhattan +</text:span><text:span text:style-name="T15"> </text:span><text:span text:style-name="T14">Penalty</text:span></text:p>
              </table:table-cell>
            </table:table-row>
            <table:table-row table:style-name="ro1" table:default-cell-style-name="ce4">
              <table:table-cell table:style-name="ce2">
                <text:p text:style-name="P4"><text:span text:style-name="T14"># Iteratons</text:span></text:p>
              </table:table-cell>
              <table:table-cell>
                <text:p text:style-name="P4">1,18,349</text:p>
              </table:table-cell>
              <table:table-cell>
                <text:p text:style-name="P4">11,855</text:p>
              </table:table-cell>
              <table:table-cell>
                <text:p text:style-name="P4">1,568</text:p>
              </table:table-cell>
              <table:table-cell>
                <text:p text:style-name="P4">1,260</text:p>
              </table:table-cell>
            </table:table-row>
            <table:table-row table:style-name="ro2" table:default-cell-style-name="ce4">
              <table:table-cell table:style-name="ce2">
                <text:p text:style-name="P4"><text:span text:style-name="T16">Path Length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4"><text:span text:style-name="T16"># times Parent Ptr Redirected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8 Puzzle Observations</text:span></text:p>
          </draw:text-box>
        </draw:frame>
        <draw:frame presentation:style-name="pr10" draw:text-style-name="P12" draw:layer="layout" svg:width="26.8cm" svg:height="17.6cm" svg:x="0.6cm" svg:y="2.8cm">
          <draw:text-box>
            <text:list text:style-name="L6">
              <text:list-item>
                <text:p text:style-name="P11"><text:span text:style-name="T9"><text:s/></text:span><text:span text:style-name="T9">It is observed that in Npuzzle problem the order of performance is :-</text:span></text:p>
                <text:p text:style-name="P11"><text:span text:style-name="T11"><text:s/></text:span><text:span text:style-name="T11">h_empty &lt; h_misplaced &lt; h_manhattan &lt; h_manhattan+penalty</text:span><text:span text:style-name="T12">.</text:span></text:p>
                <text:p text:style-name="P11"><text:span text:style-name="T9"/></text:p>
              </text:list-item>
              <text:list-item>
                <text:p text:style-name="P11"><text:span text:style-name="T9"><text:s/></text:span><text:span text:style-name="T9">We also experimented Npuzzle with an </text:span><text:span text:style-name="T11">overestimated</text:span><text:span text:style-name="T9"> heuristic. It is observed</text:span></text:p>
                <text:p text:style-name="P11"><text:span text:style-name="T9"><text:s text:c="2"/></text:span><text:span text:style-name="T9">that we get <text:s/>faster result but lose the optimality of the solution.</text:span></text:p>
              </text:list-item>
            </text:list>
            <text:list text:style-name="L1">
              <text:list-header>
                <text:p text:style-name="P11"><text:span text:style-name="T12"/></text:p>
              </text:list-header>
              <text:list-item>
                <text:p text:style-name="P11"><text:span text:style-name="T12"><text:s/></text:span><text:span text:style-name="T12">Bidirectional Astar contains two Astar objects gives </text:span><text:span text:style-name="T11">better</text:span><text:span text:style-name="T12"> results than Astar but <text:s text:c="6"/>it may give </text:span><text:span text:style-name="T11">suboptimal</text:span><text:span text:style-name="T12"> solution.</text:span></text:p>
                <text:p text:style-name="P11"><text:span text:style-name="T12"/></text:p>
              </text:list-item>
              <text:list-item>
                <text:p text:style-name="P11"><text:span text:style-name="T12"><text:s/></text:span><text:span text:style-name="T12">Bi-Astar is affected by the branching factor. Poor heuristic have higher branching <text:s text:c="7"/>factor. It may happen that a poor heuristic may find the solution in less number of <text:s text:c="4"/>steps. Although we in such cases we don't always get the best optimal solution.</text:span></text:p>
                <text:p text:style-name="P11"><text:span text:style-name="T12"/></text:p>
              </text:list-item>
              <text:list-item>
                <text:p text:style-name="P11"><text:span text:style-name="T12"><text:s/></text:span><text:span text:style-name="T12">Manhattan+penalty heuristic is a new heuristic proposed by us :-</text:span></text:p>
                <text:p text:style-name="P11"><text:span text:style-name="T12"><text:s/></text:span><text:span text:style-name="T11">Proof</text:span><text:span text:style-name="T12">: Manhattan is admissible. Penalty is 2 for each pair of swapped tiles.</text:span></text:p>
                <text:p text:style-name="P11"><text:span text:style-name="T12"><text:s/></text:span><text:span text:style-name="T12">h_manhattan &lt; h*, for such a case where penalty = 2, the actual steps to swap the</text:span></text:p>
                <text:p text:style-name="P11"><text:span text:style-name="T12"><text:s/></text:span><text:span text:style-name="T12">swapped tiles will be greater than 2.</text:span></text:p>
                <text:p text:style-name="P11"><text:span text:style-name="T12"><text:s/></text:span><text:span text:style-name="T12">So, h_manhattan + 2 &lt; h* , h_manhattan+penalty &lt; h*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Missionaries and Cannibals</text:span></text:p>
          </draw:text-box>
        </draw:frame>
        <draw:frame presentation:style-name="pr10" draw:text-style-name="P12" draw:layer="layout" svg:width="26.8cm" svg:height="17.6cm" svg:x="0.6cm" svg:y="2.8cm">
          <draw:text-box>
            <text:list text:style-name="L1">
              <text:list-header>
                <text:p text:style-name="P11"><text:span text:style-name="T12"/></text:p>
              </text:list-header>
            </text:list>
            <text:p text:style-name="P11"><text:span text:style-name="T12">In the </text:span><text:span text:style-name="T10">missionaries and cannibals problem</text:span><text:span text:style-name="T12">, N missionaries and N cannibals must cross a river using a boat which can carry at most K people, under the constraint that, for both banks, if there are missionaries present on the bank, they cannot be outnumbered by cannibals. Here we are using A-Star to find a way of transferring all the missionaries and cannibals on other side of the river subjected to constraints.</text:span></text:p>
            <text:p text:style-name="P11"><text:span text:style-name="T12"/></text:p>
            <text:p text:style-name="P11"><text:span text:style-name="T12">Heuristics applied :</text:span></text:p>
            <text:list text:continue-numbering="true" text:style-name="L1">
              <text:list-item>
                <text:list>
                  <text:list-item>
                    <text:p text:style-name="P11"><text:span text:style-name="T12">h(n) = 0</text:span></text:p>
                    <text:p text:style-name="P11"><text:span text:style-name="T9">This results in the same algorithm as Dijkstra's.</text:span></text:p>
                    <text:p text:style-name="P11"><text:span text:style-name="T9"/></text:p>
                  </text:list-item>
                  <text:list-item>
                    <text:p text:style-name="P11"><text:span text:style-name="T9">h(n) = |#miss(G) - #miss(n)| + |#cann(G) - #cann(n)| + (pos(n) == pos(G)) ? 0 : 1</text:span></text:p>
                    <text:p text:style-name="P11"><text:span text:style-name="T12">The number of cannibals and missionaries required more to reach the goal</text:span></text:p>
                    <text:p text:style-name="P11"><text:span text:style-name="T12">state (</text:span><text:span text:style-name="T11">count</text:span><text:span text:style-name="T12"> heuristic)</text:span></text:p>
                  </text:list-item>
                </text:list>
              </text:list-item>
            </text:list>
            <text:p text:style-name="P11"><text:span text:style-name="T1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81cm" svg:x="1.4cm" svg:y="0.178cm" presentation:class="title" presentation:user-transformed="true">
          <draw:text-box>
            <text:p><text:span text:style-name="T1">Missionaries and Cannibals Observations</text:span></text:p>
          </draw:text-box>
        </draw:frame>
        <draw:frame presentation:style-name="pr11" draw:text-style-name="P14" draw:layer="layout" svg:width="26.8cm" svg:height="11.281cm" svg:x="0.6cm" svg:y="9.249cm">
          <draw:text-box>
            <text:list text:style-name="L1">
              <text:list-item>
                <text:p text:style-name="P2"><text:span text:style-name="T12">In the above table N = # miss and # cann and K = boat size.</text:span></text:p>
                <text:p text:style-name="P2"><text:span text:style-name="T12"/></text:p>
              </text:list-item>
              <text:list-item>
                <text:p text:style-name="P2"><text:span text:style-name="T12"><text:s/></text:span><text:span text:style-name="T12">It is observed that in Missionaries and Cannibals problem the order of</text:span></text:p>
                <text:p text:style-name="P2"><text:span text:style-name="T12"><text:s/></text:span><text:span text:style-name="T12">performance is : </text:span><text:span text:style-name="T11">h_empty &lt; h_count</text:span><text:span text:style-name="T12">. Better heuristic performs better.</text:span></text:p>
                <text:p text:style-name="P2"><text:span text:style-name="T12"><text:s/></text:span></text:p>
              </text:list-item>
              <text:list-item>
                <text:p text:style-name="P2"><text:span text:style-name="T12"><text:s/></text:span><text:span text:style-name="T12">The performance does not improve much on introduction of a better heuristic</text:span></text:p>
                <text:p text:style-name="P2"><text:span text:style-name="T12"><text:s/></text:span><text:span text:style-name="T12">because the graph formed has less number of admissible nodes( #miss &gt;= #cann).</text:span></text:p>
                <text:p text:style-name="P2"><text:span text:style-name="T12"><text:s/></text:span><text:span text:style-name="T12">Less admissible nodes implies less branching factor. Role of better heuristic is</text:span></text:p>
                <text:p text:style-name="P2"><text:span text:style-name="T12"><text:s/></text:span><text:span text:style-name="T12">observed for large N and K value. </text:span></text:p>
                <text:p text:style-name="P2"><text:span text:style-name="T12"/></text:p>
              </text:list-item>
              <text:list-item>
                <text:p text:style-name="P2"><text:span text:style-name="T11"><text:s/></text:span><text:span text:style-name="T11">Overestimated Heuristic</text:span><text:span text:style-name="T12"> is 8 times of count heuristic. It performs faster search.</text:span></text:p>
                <text:p text:style-name="P2"><text:span text:style-name="T12"><text:s/></text:span><text:span text:style-name="T12">This type of heuristic is helpful when we know that there exists only 1 path from</text:span></text:p>
                <text:p text:style-name="P2"><text:span text:style-name="T12"><text:s/></text:span><text:span text:style-name="T12">source to goal.</text:span></text:p>
              </text:list-item>
            </text:list>
            <text:p text:style-name="P11"><text:span text:style-name="T12"/></text:p>
          </draw:text-box>
        </draw:frame>
        <draw:frame draw:style-name="standard" draw:layer="layout" svg:width="12.784cm" svg:height="4.342cm" svg:x="0.815cm" svg:y="4.437cm">
          <table:table table:template-name="turquis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1">
                <text:p text:style-name="P4"><text:span text:style-name="T17">#iterations</text:span></text:p>
                <text:p text:style-name="P4"><text:span text:style-name="T17">N = 220</text:span></text:p>
                <text:p text:style-name="P4"><text:span text:style-name="T17"><text:s/></text:span><text:span text:style-name="T17">K = 4</text:span></text:p>
              </table:table-cell>
              <table:table-cell table:style-name="ce6">
                <text:p text:style-name="P4"><text:span text:style-name="T18">No Heuristic</text:span></text:p>
              </table:table-cell>
              <table:table-cell table:style-name="ce2">
                <text:p text:style-name="P4"><text:span text:style-name="T14">Count Heuristic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star</text:span></text:p>
              </table:table-cell>
              <table:table-cell>
                <text:p text:style-name="P4"><text:span text:style-name="T15">897</text:span></text:p>
              </table:table-cell>
              <table:table-cell>
                <text:p text:style-name="P4"><text:span text:style-name="T15">879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i-Astar</text:span></text:p>
              </table:table-cell>
              <table:table-cell>
                <text:p text:style-name="P4"><text:span text:style-name="T15">1,318</text:span></text:p>
              </table:table-cell>
              <table:table-cell>
                <text:p text:style-name="P4"><text:span text:style-name="T15">1,31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784cm" svg:height="4.342cm" svg:x="14.508cm" svg:y="4.421cm">
          <table:table table:template-name="turquis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1">
                <text:p text:style-name="P4"><text:span text:style-name="T17">#iterations</text:span></text:p>
                <text:p text:style-name="P4"><text:span text:style-name="T17">N = 1024</text:span></text:p>
                <text:p text:style-name="P4"><text:span text:style-name="T17">k = 16</text:span></text:p>
              </table:table-cell>
              <table:table-cell table:style-name="ce6">
                <text:p text:style-name="P4"><text:span text:style-name="T18">No Heuristic</text:span></text:p>
              </table:table-cell>
              <table:table-cell table:style-name="ce2">
                <text:p text:style-name="P4"><text:span text:style-name="T14">Count Heuristic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star</text:span></text:p>
              </table:table-cell>
              <table:table-cell>
                <text:p text:style-name="P4"><text:span text:style-name="T15">4,171</text:span></text:p>
              </table:table-cell>
              <table:table-cell>
                <text:p text:style-name="P4"><text:span text:style-name="T15">2,435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i-Astar</text:span></text:p>
              </table:table-cell>
              <table:table-cell>
                <text:p text:style-name="P4"><text:span text:style-name="T15">6,142</text:span></text:p>
              </table:table-cell>
              <table:table-cell>
                <text:p text:style-name="P4"><text:span text:style-name="T15">4,86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spacing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shita </meta:initial-creator>
    <meta:creation-date>2013-03-18T14:27:44</meta:creation-date>
    <dc:date>2014-04-16T04:52:37</dc:date>
    <dc:creator>bhasky </dc:creator>
    <meta:editing-duration>PT18H22M51S</meta:editing-duration>
    <meta:editing-cycles>226</meta:editing-cycles>
    <meta:generator>LibreOffice/3.5$Linux_x86 LibreOffice_project/350m1$Build-2</meta:generator>
    <meta:document-statistic meta:object-count="81"/>
  </office:meta>
</office:document-meta>
</file>